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USCUVILCA RAFAEL ANGELA JINA LINDA MARICR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749389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768482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USCUVILCA RAFAEL ANGELA JINA LINDA MARICRU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749389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768482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8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35239818</text:p>
          </table:table-cell>
          <table:table-cell table:style-name="Tabla2.D3" office:value-type="string">
            <text:p text:style-name="P17">8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4:31:2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